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9c4b3" officeooo:paragraph-rsid="0009c4b3"/>
    </style:style>
    <style:style style:name="P2" style:family="paragraph" style:parent-style-name="Standard">
      <style:text-properties officeooo:rsid="0009c4b3" officeooo:paragraph-rsid="0009c4b3"/>
    </style:style>
    <style:style style:name="T1" style:family="text">
      <style:text-properties fo:color="#cf8e6d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0a9f9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ease take a look at this back end api that we use to communicate with our AI entity , works nicely </text:p>
      <text:p text:style-name="P2"/>
      <text:p text:style-name="P2"/>
      <text:p text:style-name="P2">We are using the OpebAI assistants api sdk, an example call to that is I this block:</text:p>
      <text:p text:style-name="P2"/>
      <text:p text:style-name="P2"/>
      <text:p text:style-name="P2"/>
      <text:p text:style-name="P2"><text:s text:c="3"/>run = client.beta.threads.runs.create(</text:p>
      <text:p text:style-name="P2"><text:s text:c="12"/>thread_id=thread_id,</text:p>
      <text:p text:style-name="P2"><text:s text:c="12"/>assistant_id=selected_model,</text:p>
      <text:p text:style-name="P2"><text:s text:c="12"/>instructions=instructed.get_instructions(user_id=user_id, name=first_name, username=username)</text:p>
      <text:p text:style-name="P2"><text:s text:c="8"/>)</text:p>
      <text:p text:style-name="P2"/>
      <text:p text:style-name="P2"/>
      <text:p text:style-name="P2">Unforununately, Open AI have not documented all of the sdk calls, and sporadically describe functionalit using a raw curl example. </text:p>
      <text:p text:style-name="P2"/>
      <text:p text:style-name="P2">Like this that shows how to cancel a run:</text:p>
      <text:p text:style-name="P2"/>
      <text:p text:style-name="P2"/>
      <text:p text:style-name="P2"/>
      <text:p text:style-name="P2">curl https://api.openai.com/v1/threads/thread_abc123/runs/run_abc123/cancel \</text:p>
      <text:p text:style-name="P2"><text:s text:c="2"/>-H "Authorization: Bearer $OPENAI_API_KEY" \</text:p>
      <text:p text:style-name="P2"><text:s text:c="2"/>-H "OpenAI-Beta: assistants=v1" \</text:p>
      <text:p text:style-name="P2"><text:s text:c="2"/>-X POST</text:p>
      <text:p text:style-name="P2"/>
      <text:p text:style-name="P2"/>
      <text:p text:style-name="P2"/>
      <text:h text:style-name="P1" text:outline-level="2"><text:a xlink:type="simple" xlink:href="https://platform.openai.com/docs/api-reference/runs/object" text:style-name="Internet_20_link" text:visited-style-name="Visited_20_Internet_20_Link">The run object</text:a></text:h>
      <text:h text:style-name="Heading_20_2" text:outline-level="2"><text:a xlink:type="simple" xlink:href="https://platform.openai.com/docs/api-reference/runs/object" text:style-name="Internet_20_link" text:visited-style-name="Visited_20_Internet_20_Link">Beta</text:a></text:h>
      <text:p text:style-name="Text_20_body">Represents an execution run on a <text:a xlink:type="simple" xlink:href="https://platform.openai.com/docs/api-reference/threads" text:style-name="Internet_20_link" text:visited-style-name="Visited_20_Internet_20_Link">thread</text:a>.</text:p>
      <text:section text:style-name="Sect1" text:name="runs/object__table">
        <text:p text:style-name="Text_20_body"/>
      </text:section>
      <text:p text:style-name="Text_20_body">id</text:p>
      <text:p text:style-name="Text_20_body">string</text:p>
      <text:p text:style-name="Text_20_body">The identifier, which can be referenced in API endpoints.</text:p>
      <text:p text:style-name="Text_20_body">object</text:p>
      <text:p text:style-name="Text_20_body">string</text:p>
      <text:p text:style-name="Text_20_body">The object type, which is always <text:span text:style-name="Source_20_Text">thread.run</text:span>.</text:p>
      <text:p text:style-name="Text_20_body">created_at</text:p>
      <text:p text:style-name="Text_20_body">integer</text:p>
      <text:p text:style-name="Text_20_body">The Unix timestamp (in seconds) for when the run was created.</text:p>
      <text:p text:style-name="Text_20_body"><text:soft-page-break/>thread_id</text:p>
      <text:p text:style-name="Text_20_body">string</text:p>
      <text:p text:style-name="Text_20_body">The ID of the <text:a xlink:type="simple" xlink:href="https://platform.openai.com/docs/api-reference/threads" text:style-name="Internet_20_link" text:visited-style-name="Visited_20_Internet_20_Link">thread</text:a> that was executed on as a part of this run.</text:p>
      <text:p text:style-name="Text_20_body">assistant_id</text:p>
      <text:p text:style-name="Text_20_body">string</text:p>
      <text:p text:style-name="Text_20_body">The ID of the <text:a xlink:type="simple" xlink:href="https://platform.openai.com/docs/api-reference/assistants" text:style-name="Internet_20_link" text:visited-style-name="Visited_20_Internet_20_Link">assistant</text:a> used for execution of this run.</text:p>
      <text:p text:style-name="Text_20_body">status</text:p>
      <text:p text:style-name="Text_20_body">string</text:p>
      <text:p text:style-name="Text_20_body">The status of the run, which can be either <text:span text:style-name="Source_20_Text">queued</text:span>, <text:span text:style-name="Source_20_Text">in_progress</text:span>, <text:span text:style-name="Source_20_Text">requires_action</text:span>, <text:span text:style-name="Source_20_Text">cancelling</text:span>, <text:span text:style-name="Source_20_Text">cancelled</text:span>, <text:span text:style-name="Source_20_Text">failed</text:span>, <text:span text:style-name="Source_20_Text">completed</text:span>, or <text:span text:style-name="Source_20_Text">expired</text:span>.</text:p>
      <text:p text:style-name="Text_20_body">required_action</text:p>
      <text:p text:style-name="Text_20_body">object or null</text:p>
      <text:p text:style-name="Text_20_body">Details on the action required to continue the run. Will be <text:span text:style-name="Source_20_Text">null</text:span> if no action is required.</text:p>
      <text:p text:style-name="Text_20_body">last_error</text:p>
      <text:p text:style-name="Text_20_body">object or null</text:p>
      <text:p text:style-name="Text_20_body">The last error associated with this run. Will be <text:span text:style-name="Source_20_Text">null</text:span> if there are no errors.</text:p>
      <text:p text:style-name="Text_20_body">expires_at</text:p>
      <text:p text:style-name="Text_20_body">integer or null</text:p>
      <text:p text:style-name="Text_20_body">The Unix timestamp (in seconds) for when the run will expire.</text:p>
      <text:p text:style-name="Text_20_body">started_at</text:p>
      <text:p text:style-name="Text_20_body">integer or null</text:p>
      <text:p text:style-name="Text_20_body">The Unix timestamp (in seconds) for when the run was started.</text:p>
      <text:p text:style-name="Text_20_body">cancelled_at</text:p>
      <text:p text:style-name="Text_20_body">integer or null</text:p>
      <text:p text:style-name="Text_20_body">The Unix timestamp (in seconds) for when the run was cancelled.</text:p>
      <text:p text:style-name="Text_20_body">failed_at</text:p>
      <text:p text:style-name="Text_20_body">integer or null</text:p>
      <text:p text:style-name="Text_20_body">The Unix timestamp (in seconds) for when the run failed.</text:p>
      <text:p text:style-name="Text_20_body">completed_at</text:p>
      <text:p text:style-name="Text_20_body">integer or null</text:p>
      <text:p text:style-name="Text_20_body">The Unix timestamp (in seconds) for when the run was completed.</text:p>
      <text:p text:style-name="Text_20_body">model</text:p>
      <text:p text:style-name="Text_20_body"><text:soft-page-break/>string</text:p>
      <text:p text:style-name="Text_20_body">The model that the <text:a xlink:type="simple" xlink:href="https://platform.openai.com/docs/api-reference/assistants" text:style-name="Internet_20_link" text:visited-style-name="Visited_20_Internet_20_Link">assistant</text:a> used for this run.</text:p>
      <text:p text:style-name="Text_20_body">instructions</text:p>
      <text:p text:style-name="Text_20_body">string</text:p>
      <text:p text:style-name="Text_20_body">The instructions that the <text:a xlink:type="simple" xlink:href="https://platform.openai.com/docs/api-reference/assistants" text:style-name="Internet_20_link" text:visited-style-name="Visited_20_Internet_20_Link">assistant</text:a> used for this run.</text:p>
      <text:p text:style-name="Text_20_body">tools</text:p>
      <text:p text:style-name="Text_20_body">array</text:p>
      <text:p text:style-name="Text_20_body">The list of tools that the <text:a xlink:type="simple" xlink:href="https://platform.openai.com/docs/api-reference/assistants" text:style-name="Internet_20_link" text:visited-style-name="Visited_20_Internet_20_Link">assistant</text:a> used for this run.</text:p>
      <text:p text:style-name="Text_20_body">file_ids</text:p>
      <text:p text:style-name="Text_20_body">array</text:p>
      <text:p text:style-name="Text_20_body">The list of <text:a xlink:type="simple" xlink:href="https://platform.openai.com/docs/api-reference/files" text:style-name="Internet_20_link" text:visited-style-name="Visited_20_Internet_20_Link">File</text:a> IDs the <text:a xlink:type="simple" xlink:href="https://platform.openai.com/docs/api-reference/assistants" text:style-name="Internet_20_link" text:visited-style-name="Visited_20_Internet_20_Link">assistant</text:a> used for this run.</text:p>
      <text:p text:style-name="P2">{</text:p>
      <text:p text:style-name="P2"><text:s text:c="2"/>"id": "run_abc123",</text:p>
      <text:p text:style-name="P2"><text:s text:c="2"/>"object": "thread.run",</text:p>
      <text:p text:style-name="P2"><text:s text:c="2"/>"created_at": 1698107661,</text:p>
      <text:p text:style-name="P2"><text:s text:c="2"/>"assistant_id": "asst_abc123",</text:p>
      <text:p text:style-name="P2"><text:s text:c="2"/>"thread_id": "thread_abc123",</text:p>
      <text:p text:style-name="P2"><text:s text:c="2"/>"status": "completed",</text:p>
      <text:p text:style-name="P2"><text:s text:c="2"/>"started_at": 1699073476,</text:p>
      <text:p text:style-name="P2"><text:s text:c="2"/>"expires_at": null,</text:p>
      <text:p text:style-name="P2"><text:s text:c="2"/>"cancelled_at": null,</text:p>
      <text:p text:style-name="P2"><text:s text:c="2"/>"failed_at": null,</text:p>
      <text:p text:style-name="P2"><text:s text:c="2"/>"completed_at": 1699073498,</text:p>
      <text:p text:style-name="P2"><text:s text:c="2"/>"last_error": null,</text:p>
      <text:p text:style-name="P2"><text:s text:c="2"/>"model": "gpt-4",</text:p>
      <text:p text:style-name="P2"><text:s text:c="2"/>"instructions": null,</text:p>
      <text:p text:style-name="P2"><text:s text:c="2"/>"tools": [{"type": "retrieval"}, {"type": "code_interpreter"}],</text:p>
      <text:p text:style-name="P2"><text:s text:c="2"/>"file_ids": [],</text:p>
      <text:p text:style-name="P2"><text:s text:c="2"/>"metadata": {},</text:p>
      <text:p text:style-name="P2"><text:s text:c="2"/>"usage": {</text:p>
      <text:p text:style-name="P2"><text:s text:c="4"/>"prompt_tokens": 123,</text:p>
      <text:p text:style-name="P2"><text:s text:c="4"/>"completion_tokens": 456,</text:p>
      <text:p text:style-name="P2"><text:s text:c="4"/>"total_tokens": 579</text:p>
      <text:p text:style-name="P2"><text:s text:c="2"/>},</text:p>
      <text:p text:style-name="P2"><text:s text:c="2"/>"temperature": 1</text:p>
      <text:p text:style-name="P2">}</text:p>
      <text:p text:style-name="P2"/>
      <text:p text:style-name="P2"/>
      <text:p text:style-name="P2">def continue_conversation(incoming_messages, user_id, thread_id, selected_model):</text:p>
      <text:p text:style-name="P2"><text:s text:c="4"/>print_info_basic(user_id, thread_id, incoming_messages, selected_model)</text:p>
      <text:p text:style-name="P2"/>
      <text:p text:style-name="P2"><text:s text:c="4"/># Upload service instance</text:p>
      <text:p text:style-name="P2"><text:s text:c="4"/>upload_service = GCSUploadService()</text:p>
      <text:p text:style-name="P2"/>
      <text:p text:style-name="P2"><text:s text:c="4"/># Retrieve and handle files</text:p>
      <text:p text:style-name="P2"><text:soft-page-break/><text:s text:c="4"/>file_urls, file_objects = handle_user_files(upload_service, user_id, thread_id)</text:p>
      <text:p text:style-name="P2"/>
      <text:p text:style-name="P2"><text:s text:c="4"/># Assuming 'client' is a global variable or instantiated elsewhere.</text:p>
      <text:p text:style-name="P2"><text:s text:c="4"/>text = incoming_messages[0]['message'] if incoming_messages else ""</text:p>
      <text:p text:style-name="P2"><text:s text:c="4"/>if text == "":</text:p>
      <text:p text:style-name="P2"><text:s text:c="8"/>logging.warning('No input provided')</text:p>
      <text:p text:style-name="P2"><text:s text:c="8"/>return jsonify({'error': 'No input provided'}), 400</text:p>
      <text:p text:style-name="P2"/>
      <text:p text:style-name="P2"><text:s text:c="4"/>try:</text:p>
      <text:p text:style-name="P2"><text:s text:c="8"/>user = User.query.get(user_id)</text:p>
      <text:p text:style-name="P2"><text:s text:c="8"/>if not user:</text:p>
      <text:p text:style-name="P2"><text:s text:c="12"/>logging.error('User not found')</text:p>
      <text:p text:style-name="P2"><text:s text:c="12"/>return jsonify({'error': 'User not found'}), 404</text:p>
      <text:p text:style-name="P2"/>
      <text:p text:style-name="P2"><text:s text:c="8"/>file_id_list = []</text:p>
      <text:p text:style-name="P2"/>
      <text:p text:style-name="P2"><text:s text:c="8"/>print(file_objects)</text:p>
      <text:p text:style-name="P2"><text:s text:c="8"/>for file_object in file_objects:</text:p>
      <text:p text:style-name="P2"><text:s text:c="12"/>print(file_object)</text:p>
      <text:p text:style-name="P2"/>
      <text:p text:style-name="P2"><text:s text:c="12"/>file_id = create_files(client, file_object)</text:p>
      <text:p text:style-name="P2"><text:s text:c="12"/>file_id_list.append(file_id)</text:p>
      <text:p text:style-name="P2"/>
      <text:p text:style-name="P2"><text:s text:c="8"/>print(file_id_list)</text:p>
      <text:p text:style-name="P2"/>
      <text:p text:style-name="P2"><text:s text:c="8"/>if not incoming_messages:</text:p>
      <text:p text:style-name="P2"><text:s text:c="12"/>logging.warning('No input provided')</text:p>
      <text:p text:style-name="P2"><text:s text:c="12"/>return jsonify({'error': 'No input provided'}), 400</text:p>
      <text:p text:style-name="P2"/>
      <text:p text:style-name="P2"><text:s text:c="8"/>text = incoming_messages[0]</text:p>
      <text:p text:style-name="P2"><text:s text:c="8"/>user_input = text['message']</text:p>
      <text:p text:style-name="P2"/>
      <text:p text:style-name="P2"><text:s text:c="8"/># Query the database to get the user's first name, last name, and username</text:p>
      <text:p text:style-name="P2"><text:s text:c="8"/>user = User.query.get(user_id)</text:p>
      <text:p text:style-name="P2"><text:s text:c="8"/>if user:</text:p>
      <text:p text:style-name="P2"><text:s text:c="12"/>first_name = user.first_name</text:p>
      <text:p text:style-name="P2"><text:s text:c="12"/>last_name = user.last_name</text:p>
      <text:p text:style-name="P2"><text:s text:c="12"/>username = user.username</text:p>
      <text:p text:style-name="P2"/>
      <text:p text:style-name="P2"><text:s text:c="8"/>instructed = InstructionService()</text:p>
      <text:p text:style-name="P2"/>
      <text:p text:style-name="P2"><text:s text:c="8"/>if file_id_list:</text:p>
      <text:p text:style-name="P2"/>
      <text:p text:style-name="P2"><text:s text:c="12"/>message = client.beta.threads.messages.create(</text:p>
      <text:p text:style-name="P2"><text:s text:c="16"/>thread_id=thread_id,</text:p>
      <text:p text:style-name="P2"><text:s text:c="16"/>role="user",</text:p>
      <text:p text:style-name="P2"><text:s text:c="16"/>content=user_input,</text:p>
      <text:p text:style-name="P2"><text:s text:c="16"/>file_ids=file_id_list</text:p>
      <text:p text:style-name="P2"/>
      <text:p text:style-name="P2"><text:s text:c="12"/>)</text:p>
      <text:p text:style-name="P2"/>
      <text:p text:style-name="P2"><text:s text:c="8"/>else:</text:p>
      <text:p text:style-name="P2"><text:soft-page-break/></text:p>
      <text:p text:style-name="P2"><text:s text:c="12"/>message = client.beta.threads.messages.create(</text:p>
      <text:p text:style-name="P2"><text:s text:c="16"/>thread_id=thread_id,</text:p>
      <text:p text:style-name="P2"><text:s text:c="16"/>role="user",</text:p>
      <text:p text:style-name="P2"><text:s text:c="16"/>content=user_input,</text:p>
      <text:p text:style-name="P2"/>
      <text:p text:style-name="P2"><text:s text:c="12"/>)</text:p>
      <text:p text:style-name="P2"/>
      <text:p text:style-name="P2"><text:s text:c="8"/>run = client.beta.threads.runs.create(</text:p>
      <text:p text:style-name="P2"><text:s text:c="12"/>thread_id=thread_id,</text:p>
      <text:p text:style-name="P2"><text:s text:c="12"/>assistant_id=selected_model,</text:p>
      <text:p text:style-name="P2"><text:s text:c="12"/>instructions=instructed.get_instructions(user_id=user_id, name=first_name, username=username)</text:p>
      <text:p text:style-name="P2"><text:s text:c="8"/>)</text:p>
      <text:p text:style-name="P2"/>
      <text:p text:style-name="P2"><text:s text:c="8"/># We <text:s/>can start to pole the status from this point</text:p>
      <text:p text:style-name="P2"><text:s text:c="8"/># status polling logic</text:p>
      <text:p text:style-name="P2"><text:s text:c="8"/>run_dict = run.dict()</text:p>
      <text:p text:style-name="P2"><text:s text:c="8"/>assistant_run_status_checker(run_dict)</text:p>
      <text:p text:style-name="P2"><text:s text:c="8"/>run_dict = run.dict()</text:p>
      <text:p text:style-name="P2"><text:s text:c="8"/>run_id = run.id</text:p>
      <text:p text:style-name="P2"><text:s text:c="8"/>current_run['thread_id'] = thread_id</text:p>
      <text:p text:style-name="P2"><text:s text:c="8"/>current_run['run_id'] = run_id</text:p>
      <text:p text:style-name="P2"><text:s text:c="8"/>assistant_run_status_checker(run_dict)</text:p>
      <text:p text:style-name="P2"/>
      <text:p text:style-name="P2"><text:s text:c="8"/># Trigger the processing of the thread (e.g., generating a response)</text:p>
      <text:p text:style-name="P2"><text:s text:c="8"/>def wait_on_run(run, thread):</text:p>
      <text:p text:style-name="P2"><text:s text:c="12"/>while run.status == "queued" or run.status == "in_progress":</text:p>
      <text:p text:style-name="P2"><text:s text:c="16"/>run = client.beta.threads.runs.retrieve(</text:p>
      <text:p text:style-name="P2"><text:s text:c="20"/>thread_id=thread_id,</text:p>
      <text:p text:style-name="P2"><text:s text:c="20"/>run_id=run.id,</text:p>
      <text:p text:style-name="P2"><text:s text:c="16"/>)</text:p>
      <text:p text:style-name="P2"><text:s text:c="16"/>time.sleep(0.5)</text:p>
      <text:p text:style-name="P2"><text:s text:c="12"/>return run</text:p>
      <text:p text:style-name="P2"/>
      <text:p text:style-name="P2"><text:s text:c="8"/>run = wait_on_run(run, thread_id)</text:p>
      <text:p text:style-name="P2"/>
      <text:p text:style-name="P2"><text:s text:c="8"/>sync_cursor = client.beta.threads.messages.list(thread_id=thread_id)</text:p>
      <text:p text:style-name="P2"><text:s text:c="8"/>messages_dict = sync_cursor.dict()</text:p>
      <text:p text:style-name="P2"><text:s text:c="8"/># print(messages_dict)</text:p>
      <text:p text:style-name="P2"/>
      <text:p text:style-name="P2"><text:s text:c="8"/>service = MessageService()</text:p>
      <text:p text:style-name="P2"><text:s text:c="8"/>response = service.process_messages_by_thread(messages_dict)</text:p>
      <text:p text:style-name="P2"><text:s text:c="8"/>render = response[thread_id]</text:p>
      <text:p text:style-name="P2"/>
      <text:p text:style-name="P2"><text:s text:c="8"/>update_message = messages_dict['data'][:2]</text:p>
      <text:p text:style-name="P2"><text:s text:c="8"/># print(update_message)</text:p>
      <text:p text:style-name="P2"/>
      <text:p text:style-name="P2"><text:s text:c="8"/>database = DatabaseService()</text:p>
      <text:p text:style-name="P2"><text:s text:c="8"/>database.update_session_with_message(thread_id=thread_id, new_message=update_message</text:p>
      <text:p text:style-name="P2"><text:s text:c="45"/>)</text:p>
      <text:p text:style-name="P2"><text:s text:c="8"/># Live conversations only need the last two entries</text:p>
      <text:p text:style-name="P2"><text:soft-page-break/><text:s text:c="8"/>render = render[:2]</text:p>
      <text:p text:style-name="P2"><text:s text:c="8"/>reverse_render = render[::-1]</text:p>
      <text:p text:style-name="P2"/>
      <text:p text:style-name="P2"><text:s text:c="8"/>print(f'Tread ID from continue message: {render}')</text:p>
      <text:p text:style-name="P2"/>
      <text:p text:style-name="P2"><text:s text:c="8"/>summary_updater_service = SummaryUpdaterService()</text:p>
      <text:p text:style-name="P2"><text:s text:c="8"/>summary_updater_service.process_thread(thread_id=thread_id, user_id=user_id)</text:p>
      <text:p text:style-name="P2"/>
      <text:p text:style-name="P2"><text:s text:c="8"/>if file_id_list:</text:p>
      <text:p text:style-name="P2"><text:s text:c="12"/>upload_service.delete_files_by_thread_id(user_id, thread_id)</text:p>
      <text:p text:style-name="P2"><text:s text:c="8"/>else:</text:p>
      <text:p text:style-name="P2"><text:s text:c="12"/>pass</text:p>
      <text:p text:style-name="P2"/>
      <text:p text:style-name="P2"><text:s text:c="8"/>return jsonify({"content": reverse_render, "thread_id": thread_id}), 200</text:p>
      <text:p text:style-name="P2"/>
      <text:p text:style-name="P2"><text:s text:c="4"/>except Exception as e:</text:p>
      <text:p text:style-name="P2"><text:s text:c="8"/>logging.error(f'Error during text generation: {e}')</text:p>
      <text:p text:style-name="P2"><text:s text:c="8"/>return jsonify({'error': 'An error occurred while processing your request'}), 500</text:p>
      <text:p text:style-name="P2"/>
      <text:p text:style-name="P2"/>
      <text:p text:style-name="P2">Are you able to extrapolate, and make me and adk call that cancels a run ?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, now take a look at this error:</text:p>
      <text:p text:style-name="P2"/>
      <text:p text:style-name="P2"/>
      <text:p text:style-name="P2">ERROR:root:Error during text generation: Error code: 400 - {'error': {'message': "Can't add messages to thread_rmV0mT6BVKYQ7o5w6T0PZu6k while a run run_YsPJu7uF5A02JzuoteS4Ik3d is active.", 'type': 'invalid_request_error', 'param': None, 'code': None}}</text:p>
      <text:p text:style-name="P2">127.0.0.1 - - [04/Apr/2024 01:01:28] "POST /bp_gpt/process-messages HTTP/1.0" 500 -</text:p>
      <text:p text:style-name="P2">INFO:werkzeug:127.0.0.1 - - [04/Apr/2024 01:01:28] "POST /bp_gpt/process-messages HTTP/1.0" 50</text:p>
      <text:p text:style-name="P2"/>
      <text:p text:style-name="P2"/>
      <text:p text:style-name="P2">That occurs in this block:</text:p>
      <text:p text:style-name="P2"/>
      <text:p text:style-name="P2"><text:span text:style-name="T1">except </text:span><text:span text:style-name="T2">Exception </text:span><text:span text:style-name="T1">as </text:span><text:span text:style-name="T3">e:</text:span><text:line-break/><text:span text:style-name="T3"> <text:s text:c="3"/>logging.error(</text:span><text:span text:style-name="T4">f'Error during text generation: </text:span><text:span text:style-name="T1">{</text:span><text:span text:style-name="T3">e</text:span><text:span text:style-name="T1">}</text:span><text:span text:style-name="T4">'</text:span><text:span text:style-name="T3">)</text:span><text:line-break/><text:span text:style-name="T3"> <text:s text:c="3"/></text:span><text:span text:style-name="T1">return </text:span><text:span text:style-name="T3">jsonify({</text:span><text:span text:style-name="T4">'error'</text:span><text:span text:style-name="T3">: </text:span><text:span text:style-name="T4">'An error occurred while processing your request'</text:span><text:span text:style-name="T3">}), </text:span><text:span text:style-name="T5">500</text:span></text:p>
      <text:p text:style-name="P2"/>
      <text:p text:style-name="P2"/>
      <text:p text:style-name="P2"/>
      <text:p text:style-name="P2">Where it occurs, I want logic that <text:s/>immediately cancels the active run, and then send the pending run </text:p>
      <text:p text:style-name="P2"/>
      <text:p text:style-name="P2"/>
      <text:p text:style-name="P2">note that in each instance of the error , <text:span text:style-name="T6">the run id , and thread id may be variable. Can you handle this? Give me a full new version of the function, no place holders ratify and proceed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4T01:54:12.287268995</meta:creation-date>
    <dc:date>2024-04-04T10:56:59.244973834</dc:date>
    <meta:editing-duration>PT8H1M36S</meta:editing-duration>
    <meta:editing-cycles>1</meta:editing-cycles>
    <meta:document-statistic meta:table-count="0" meta:image-count="0" meta:object-count="0" meta:page-count="7" meta:paragraph-count="198" meta:word-count="862" meta:character-count="7969" meta:non-whitespace-character-count="6232"/>
    <meta:generator>LibreOffice/6.4.7.2$Linux_X86_64 LibreOffice_project/40$Build-2</meta:generator>
  </office:meta>
</office:document-meta>
</file>